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11in"/>
    </style:style>
    <style:style style:name="co3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Data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ark Sort Timing Analysis using Second Order Polynomia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4" office:value-type="float" office:value="-0.333333">
            <text:p>-0.333333000</text:p>
          </table:table-cell>
          <table:table-cell office:value-type="string">
            <text:p><text:s/>= c0</text:p>
          </table:table-cell>
          <table:table-cell/>
          <table:table-cell table:style-name="ce6" office:value-type="float" office:value="0.00000000306">
            <text:p>3.06E-009</text:p>
          </table:table-cell>
          <table:table-cell office:value-type="string">
            <text:p><text:s/>= c'2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00000645162">
            <text:p>0.000006452</text:p>
          </table:table-cell>
          <table:table-cell office:value-type="string">
            <text:p><text:s/>= c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0.00000000301075">
            <text:p>0.000000003</text:p>
          </table:table-cell>
          <table:table-cell office:value-type="string">
            <text:p><text:s/>= c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>
            <text:p>N^0</text:p>
          </table:table-cell>
          <table:table-cell table:style-name="ce2" office:value-type="string">
            <text:p>n</text:p>
          </table:table-cell>
          <table:table-cell office:value-type="string">
            <text:p>N^2</text:p>
          </table:table-cell>
          <table:table-cell table:style-name="ce2" office:value-type="string">
            <text:p>f(n)</text:p>
          </table:table-cell>
          <table:table-cell office:value-type="string">
            <text:p>f'(n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20000">
            <text:p>20000</text:p>
          </table:table-cell>
          <table:table-cell table:style-name="ce3" table:formula="of:=[.C10]*[.C10]" office:value-type="float" office:value="400000000">
            <text:p>400000000</text:p>
          </table:table-cell>
          <table:table-cell table:style-name="ce3" office:value-type="float" office:value="1">
            <text:p>1</text:p>
          </table:table-cell>
          <table:table-cell table:formula="of:=[.$D$4]*[.B10]+[.$D$5]*[.C10]+[.$D$6]*[.D10]" office:value-type="float" office:value="0.9999994">
            <text:p>0.999999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40000">
            <text:p>40000</text:p>
          </table:table-cell>
          <table:table-cell table:style-name="ce3" table:formula="of:=[.C11]*[.C11]" office:value-type="float" office:value="1600000000">
            <text:p>1600000000</text:p>
          </table:table-cell>
          <table:table-cell table:style-name="ce3" office:value-type="float" office:value="5">
            <text:p>5</text:p>
          </table:table-cell>
          <table:table-cell table:formula="of:=[.$D$4]*[.B11]+[.$D$5]*[.C11]+[.$D$6]*[.D11]" office:value-type="float" office:value="4.7419318">
            <text:p>4.741931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80000">
            <text:p>80000</text:p>
          </table:table-cell>
          <table:table-cell table:style-name="ce3" table:formula="of:=[.C12]*[.C12]" office:value-type="float" office:value="6400000000">
            <text:p>6400000000</text:p>
          </table:table-cell>
          <table:table-cell table:style-name="ce3" office:value-type="float" office:value="19">
            <text:p>19</text:p>
          </table:table-cell>
          <table:table-cell table:formula="of:=[.$D$4]*[.B12]+[.$D$5]*[.C12]+[.$D$6]*[.D12]" office:value-type="float" office:value="19.4515966">
            <text:p>19.451596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160000">
            <text:p>160000</text:p>
          </table:table-cell>
          <table:table-cell table:style-name="ce3" table:formula="of:=[.C13]*[.C13]" office:value-type="float" office:value="25600000000">
            <text:p>25600000000</text:p>
          </table:table-cell>
          <table:table-cell table:style-name="ce3" office:value-type="float" office:value="78">
            <text:p>78</text:p>
          </table:table-cell>
          <table:table-cell table:formula="of:=[.$D$4]*[.B13]+[.$D$5]*[.C13]+[.$D$6]*[.D13]" office:value-type="float" office:value="77.7741262">
            <text:p>77.774126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float" office:value="320000">
            <text:p>320000</text:p>
          </table:table-cell>
          <table:table-cell table:style-name="ce3" table:formula="of:=[.C14]*[.C14]" office:value-type="float" office:value="102400000000">
            <text:p>102400000000</text:p>
          </table:table-cell>
          <table:table-cell table:style-name="ce3" office:value-type="float" office:value="310">
            <text:p>310</text:p>
          </table:table-cell>
          <table:table-cell table:formula="of:=[.$D$4]*[.B14]+[.$D$5]*[.C14]+[.$D$6]*[.D14]" office:value-type="float" office:value="310.0319854">
            <text:p>310.0319854</text:p>
          </table:table-cell>
          <table:table-cell table:number-columns-repeated="2"/>
          <table:table-cell>
            <draw:frame table:end-cell-address="TimingData.P34" table:end-x="0.8291in" table:end-y="0.0776in" draw:z-index="0" draw:style-name="gr1" draw:text-style-name="P1" svg:width="6.2988in" svg:height="3.5421in" svg:x="0.7535in" svg:y="0.0913in">
              <draw:object draw:notify-on-update-of-ranges="TimingData.C10:TimingData.C14 TimingData.E9:TimingData.E9 TimingData.E10:TimingData.E14 TimingData.C19:TimingData.C54 TimingData.D18:TimingData.D18 TimingData.D19:TimingData.D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n</text:p>
          </table:table-cell>
          <table:table-cell office:value-type="string">
            <text:p>f'(n)</text:p>
          </table:table-cell>
          <table:table-cell table:style-name="ce2" office:value-type="string">
            <text:p>c'2*g(n) = c'2*n^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5" table:formula="of:=[.$D$4]+[.$D$5]*[.C19]+[.$D$6]*[.C19]*[.C19]" office:value-type="float" office:value="-0.333333">
            <text:p>0</text:p>
          </table:table-cell>
          <table:table-cell table:style-name="ce5" table:formula="of:=[.$G$4]*[.C19]*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0000">
            <text:p>10000</text:p>
          </table:table-cell>
          <table:table-cell table:style-name="ce5" table:formula="of:=[.$D$4]+[.$D$5]*[.C20]+[.$D$6]*[.C20]*[.C20]" office:value-type="float" office:value="0.0322582000000001">
            <text:p>0</text:p>
          </table:table-cell>
          <table:table-cell table:style-name="ce5" table:formula="of:=[.$G$4]*[.C20]*[.C20]" office:value-type="float" office:value="0.306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0000">
            <text:p>20000</text:p>
          </table:table-cell>
          <table:table-cell table:style-name="ce5" table:formula="of:=[.$D$4]+[.$D$5]*[.C21]+[.$D$6]*[.C21]*[.C21]" office:value-type="float" office:value="0.9999994">
            <text:p>1</text:p>
          </table:table-cell>
          <table:table-cell table:style-name="ce5" table:formula="of:=[.$G$4]*[.C21]*[.C21]" office:value-type="float" office:value="1.224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0000">
            <text:p>30000</text:p>
          </table:table-cell>
          <table:table-cell table:style-name="ce5" table:formula="of:=[.$D$4]+[.$D$5]*[.C22]+[.$D$6]*[.C22]*[.C22]" office:value-type="float" office:value="2.5698906">
            <text:p>3</text:p>
          </table:table-cell>
          <table:table-cell table:style-name="ce5" table:formula="of:=[.$G$4]*[.C22]*[.C22]" office:value-type="float" office:value="2.754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0000">
            <text:p>40000</text:p>
          </table:table-cell>
          <table:table-cell table:style-name="ce5" table:formula="of:=[.$D$4]+[.$D$5]*[.C23]+[.$D$6]*[.C23]*[.C23]" office:value-type="float" office:value="4.7419318">
            <text:p>5</text:p>
          </table:table-cell>
          <table:table-cell table:style-name="ce5" table:formula="of:=[.$G$4]*[.C23]*[.C23]" office:value-type="float" office:value="4.896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50000">
            <text:p>50000</text:p>
          </table:table-cell>
          <table:table-cell table:style-name="ce5" table:formula="of:=[.$D$4]+[.$D$5]*[.C24]+[.$D$6]*[.C24]*[.C24]" office:value-type="float" office:value="7.516123">
            <text:p>8</text:p>
          </table:table-cell>
          <table:table-cell table:style-name="ce5" table:formula="of:=[.$G$4]*[.C24]*[.C24]" office:value-type="float" office:value="7.65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60000">
            <text:p>60000</text:p>
          </table:table-cell>
          <table:table-cell table:style-name="ce5" table:formula="of:=[.$D$4]+[.$D$5]*[.C25]+[.$D$6]*[.C25]*[.C25]" office:value-type="float" office:value="10.8924642">
            <text:p>11</text:p>
          </table:table-cell>
          <table:table-cell table:style-name="ce5" table:formula="of:=[.$G$4]*[.C25]*[.C25]" office:value-type="float" office:value="11.016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70000">
            <text:p>70000</text:p>
          </table:table-cell>
          <table:table-cell table:style-name="ce5" table:formula="of:=[.$D$4]+[.$D$5]*[.C26]+[.$D$6]*[.C26]*[.C26]" office:value-type="float" office:value="14.8709554">
            <text:p>15</text:p>
          </table:table-cell>
          <table:table-cell table:style-name="ce5" table:formula="of:=[.$G$4]*[.C26]*[.C26]" office:value-type="float" office:value="14.994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80000">
            <text:p>80000</text:p>
          </table:table-cell>
          <table:table-cell table:style-name="ce5" table:formula="of:=[.$D$4]+[.$D$5]*[.C27]+[.$D$6]*[.C27]*[.C27]" office:value-type="float" office:value="19.4515966">
            <text:p>19</text:p>
          </table:table-cell>
          <table:table-cell table:style-name="ce5" table:formula="of:=[.$G$4]*[.C27]*[.C27]" office:value-type="float" office:value="19.584">
            <text:p>2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2" office:value-type="float" office:value="90000">
            <text:p>90000</text:p>
          </table:table-cell>
          <table:table-cell table:style-name="ce5" table:formula="of:=[.$D$4]+[.$D$5]*[.C28]+[.$D$6]*[.C28]*[.C28]" office:value-type="float" office:value="24.6343878">
            <text:p>25</text:p>
          </table:table-cell>
          <table:table-cell table:style-name="ce5" table:formula="of:=[.$G$4]*[.C28]*[.C28]" office:value-type="float" office:value="24.786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00000">
            <text:p>100000</text:p>
          </table:table-cell>
          <table:table-cell table:style-name="ce5" table:formula="of:=[.$D$4]+[.$D$5]*[.C29]+[.$D$6]*[.C29]*[.C29]" office:value-type="float" office:value="30.419329">
            <text:p>30</text:p>
          </table:table-cell>
          <table:table-cell table:style-name="ce5" table:formula="of:=[.$G$4]*[.C29]*[.C29]" office:value-type="float" office:value="30.6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10000">
            <text:p>110000</text:p>
          </table:table-cell>
          <table:table-cell table:style-name="ce5" table:formula="of:=[.$D$4]+[.$D$5]*[.C30]+[.$D$6]*[.C30]*[.C30]" office:value-type="float" office:value="36.8064202">
            <text:p>37</text:p>
          </table:table-cell>
          <table:table-cell table:style-name="ce5" table:formula="of:=[.$G$4]*[.C30]*[.C30]" office:value-type="float" office:value="37.026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20000">
            <text:p>120000</text:p>
          </table:table-cell>
          <table:table-cell table:style-name="ce5" table:formula="of:=[.$D$4]+[.$D$5]*[.C31]+[.$D$6]*[.C31]*[.C31]" office:value-type="float" office:value="43.7956614">
            <text:p>44</text:p>
          </table:table-cell>
          <table:table-cell table:style-name="ce5" table:formula="of:=[.$G$4]*[.C31]*[.C31]" office:value-type="float" office:value="44.064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30000">
            <text:p>130000</text:p>
          </table:table-cell>
          <table:table-cell table:style-name="ce5" table:formula="of:=[.$D$4]+[.$D$5]*[.C32]+[.$D$6]*[.C32]*[.C32]" office:value-type="float" office:value="51.3870526">
            <text:p>51</text:p>
          </table:table-cell>
          <table:table-cell table:style-name="ce5" table:formula="of:=[.$G$4]*[.C32]*[.C32]" office:value-type="float" office:value="51.714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40000">
            <text:p>140000</text:p>
          </table:table-cell>
          <table:table-cell table:style-name="ce5" table:formula="of:=[.$D$4]+[.$D$5]*[.C33]+[.$D$6]*[.C33]*[.C33]" office:value-type="float" office:value="59.5805938">
            <text:p>60</text:p>
          </table:table-cell>
          <table:table-cell table:style-name="ce5" table:formula="of:=[.$G$4]*[.C33]*[.C33]" office:value-type="float" office:value="59.976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50000">
            <text:p>150000</text:p>
          </table:table-cell>
          <table:table-cell table:style-name="ce5" table:formula="of:=[.$D$4]+[.$D$5]*[.C34]+[.$D$6]*[.C34]*[.C34]" office:value-type="float" office:value="68.376285">
            <text:p>68</text:p>
          </table:table-cell>
          <table:table-cell table:style-name="ce5" table:formula="of:=[.$G$4]*[.C34]*[.C34]" office:value-type="float" office:value="68.85">
            <text:p>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60000">
            <text:p>160000</text:p>
          </table:table-cell>
          <table:table-cell table:style-name="ce5" table:formula="of:=[.$D$4]+[.$D$5]*[.C35]+[.$D$6]*[.C35]*[.C35]" office:value-type="float" office:value="77.7741262">
            <text:p>78</text:p>
          </table:table-cell>
          <table:table-cell table:style-name="ce5" table:formula="of:=[.$G$4]*[.C35]*[.C35]" office:value-type="float" office:value="78.336">
            <text:p>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70000">
            <text:p>170000</text:p>
          </table:table-cell>
          <table:table-cell table:style-name="ce5" table:formula="of:=[.$D$4]+[.$D$5]*[.C36]+[.$D$6]*[.C36]*[.C36]" office:value-type="float" office:value="87.7741174">
            <text:p>88</text:p>
          </table:table-cell>
          <table:table-cell table:style-name="ce5" table:formula="of:=[.$G$4]*[.C36]*[.C36]" office:value-type="float" office:value="88.434">
            <text:p>88</text:p>
          </table:table-cell>
          <table:table-cell/>
          <table:table-cell>
            <draw:frame table:end-cell-address="TimingData.AP134" table:end-x="0.5154in" table:end-y="0.0028in" draw:z-index="1" draw:style-name="gr1" draw:text-style-name="P1" svg:width="31.0283in" svg:height="17.2713in" svg:x="0.6028in" svg:y="0.1567in">
              <draw:object draw:notify-on-update-of-ranges="TimingData.C19:TimingData.C54 TimingData.D18:TimingData.D18 TimingData.D19:TimingData.D54 TimingData.C19:TimingData.C54 TimingData.E18:TimingData.E18 TimingData.E19:TimingData.E5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80000">
            <text:p>180000</text:p>
          </table:table-cell>
          <table:table-cell table:style-name="ce5" table:formula="of:=[.$D$4]+[.$D$5]*[.C37]+[.$D$6]*[.C37]*[.C37]" office:value-type="float" office:value="98.3762586">
            <text:p>98</text:p>
          </table:table-cell>
          <table:table-cell table:style-name="ce5" table:formula="of:=[.$G$4]*[.C37]*[.C37]" office:value-type="float" office:value="99.144">
            <text:p>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90000">
            <text:p>190000</text:p>
          </table:table-cell>
          <table:table-cell table:style-name="ce5" table:formula="of:=[.$D$4]+[.$D$5]*[.C38]+[.$D$6]*[.C38]*[.C38]" office:value-type="float" office:value="109.5805498">
            <text:p>110</text:p>
          </table:table-cell>
          <table:table-cell table:style-name="ce5" table:formula="of:=[.$G$4]*[.C38]*[.C38]" office:value-type="float" office:value="110.466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00000">
            <text:p>200000</text:p>
          </table:table-cell>
          <table:table-cell table:style-name="ce5" table:formula="of:=[.$D$4]+[.$D$5]*[.C39]+[.$D$6]*[.C39]*[.C39]" office:value-type="float" office:value="121.386991">
            <text:p>121</text:p>
          </table:table-cell>
          <table:table-cell table:style-name="ce5" table:formula="of:=[.$G$4]*[.C39]*[.C39]" office:value-type="float" office:value="122.4">
            <text:p>122</text:p>
          </table:table-cell>
          <table:table-cell office:value-type="string">
            <text:p>← No = 2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10000">
            <text:p>210000</text:p>
          </table:table-cell>
          <table:table-cell table:style-name="ce5" table:formula="of:=[.$D$4]+[.$D$5]*[.C40]+[.$D$6]*[.C40]*[.C40]" office:value-type="float" office:value="133.7955822">
            <text:p>134</text:p>
          </table:table-cell>
          <table:table-cell table:style-name="ce5" table:formula="of:=[.$G$4]*[.C40]*[.C40]" office:value-type="float" office:value="134.946">
            <text:p>1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20000">
            <text:p>220000</text:p>
          </table:table-cell>
          <table:table-cell table:style-name="ce5" table:formula="of:=[.$D$4]+[.$D$5]*[.C41]+[.$D$6]*[.C41]*[.C41]" office:value-type="float" office:value="146.8063234">
            <text:p>147</text:p>
          </table:table-cell>
          <table:table-cell table:style-name="ce5" table:formula="of:=[.$G$4]*[.C41]*[.C41]" office:value-type="float" office:value="148.104">
            <text:p>1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30000">
            <text:p>230000</text:p>
          </table:table-cell>
          <table:table-cell table:style-name="ce5" table:formula="of:=[.$D$4]+[.$D$5]*[.C42]+[.$D$6]*[.C42]*[.C42]" office:value-type="float" office:value="160.4192146">
            <text:p>160</text:p>
          </table:table-cell>
          <table:table-cell table:style-name="ce5" table:formula="of:=[.$G$4]*[.C42]*[.C42]" office:value-type="float" office:value="161.874">
            <text:p>1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40000">
            <text:p>240000</text:p>
          </table:table-cell>
          <table:table-cell table:style-name="ce5" table:formula="of:=[.$D$4]+[.$D$5]*[.C43]+[.$D$6]*[.C43]*[.C43]" office:value-type="float" office:value="174.6342558">
            <text:p>175</text:p>
          </table:table-cell>
          <table:table-cell table:style-name="ce5" table:formula="of:=[.$G$4]*[.C43]*[.C43]" office:value-type="float" office:value="176.256">
            <text:p>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50000">
            <text:p>250000</text:p>
          </table:table-cell>
          <table:table-cell table:style-name="ce5" table:formula="of:=[.$D$4]+[.$D$5]*[.C44]+[.$D$6]*[.C44]*[.C44]" office:value-type="float" office:value="189.451447">
            <text:p>189</text:p>
          </table:table-cell>
          <table:table-cell table:style-name="ce5" table:formula="of:=[.$G$4]*[.C44]*[.C44]" office:value-type="float" office:value="191.25">
            <text:p>1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60000">
            <text:p>260000</text:p>
          </table:table-cell>
          <table:table-cell table:style-name="ce5" table:formula="of:=[.$D$4]+[.$D$5]*[.C45]+[.$D$6]*[.C45]*[.C45]" office:value-type="float" office:value="204.8707882">
            <text:p>205</text:p>
          </table:table-cell>
          <table:table-cell table:style-name="ce5" table:formula="of:=[.$G$4]*[.C45]*[.C45]" office:value-type="float" office:value="206.856">
            <text:p>2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70000">
            <text:p>270000</text:p>
          </table:table-cell>
          <table:table-cell table:style-name="ce5" table:formula="of:=[.$D$4]+[.$D$5]*[.C46]+[.$D$6]*[.C46]*[.C46]" office:value-type="float" office:value="220.8922794">
            <text:p>221</text:p>
          </table:table-cell>
          <table:table-cell table:style-name="ce5" table:formula="of:=[.$G$4]*[.C46]*[.C46]" office:value-type="float" office:value="223.074">
            <text:p>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80000">
            <text:p>280000</text:p>
          </table:table-cell>
          <table:table-cell table:style-name="ce5" table:formula="of:=[.$D$4]+[.$D$5]*[.C47]+[.$D$6]*[.C47]*[.C47]" office:value-type="float" office:value="237.5159206">
            <text:p>238</text:p>
          </table:table-cell>
          <table:table-cell table:style-name="ce5" table:formula="of:=[.$G$4]*[.C47]*[.C47]" office:value-type="float" office:value="239.904">
            <text:p>2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90000">
            <text:p>290000</text:p>
          </table:table-cell>
          <table:table-cell table:style-name="ce5" table:formula="of:=[.$D$4]+[.$D$5]*[.C48]+[.$D$6]*[.C48]*[.C48]" office:value-type="float" office:value="254.7417118">
            <text:p>255</text:p>
          </table:table-cell>
          <table:table-cell table:style-name="ce5" table:formula="of:=[.$G$4]*[.C48]*[.C48]" office:value-type="float" office:value="257.346">
            <text:p>2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00000">
            <text:p>300000</text:p>
          </table:table-cell>
          <table:table-cell table:style-name="ce5" table:formula="of:=[.$D$4]+[.$D$5]*[.C49]+[.$D$6]*[.C49]*[.C49]" office:value-type="float" office:value="272.569653">
            <text:p>273</text:p>
          </table:table-cell>
          <table:table-cell table:style-name="ce5" table:formula="of:=[.$G$4]*[.C49]*[.C49]" office:value-type="float" office:value="275.4">
            <text:p>2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10000">
            <text:p>310000</text:p>
          </table:table-cell>
          <table:table-cell table:style-name="ce5" table:formula="of:=[.$D$4]+[.$D$5]*[.C50]+[.$D$6]*[.C50]*[.C50]" office:value-type="float" office:value="290.9997442">
            <text:p>291</text:p>
          </table:table-cell>
          <table:table-cell table:style-name="ce5" table:formula="of:=[.$G$4]*[.C50]*[.C50]" office:value-type="float" office:value="294.066">
            <text:p>2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20000">
            <text:p>320000</text:p>
          </table:table-cell>
          <table:table-cell table:style-name="ce5" table:formula="of:=[.$D$4]+[.$D$5]*[.C51]+[.$D$6]*[.C51]*[.C51]" office:value-type="float" office:value="310.0319854">
            <text:p>310</text:p>
          </table:table-cell>
          <table:table-cell table:style-name="ce5" table:formula="of:=[.$G$4]*[.C51]*[.C51]" office:value-type="float" office:value="313.344">
            <text:p>3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30000">
            <text:p>330000</text:p>
          </table:table-cell>
          <table:table-cell table:style-name="ce5" table:formula="of:=[.$D$4]+[.$D$5]*[.C52]+[.$D$6]*[.C52]*[.C52]" office:value-type="float" office:value="329.6663766">
            <text:p>330</text:p>
          </table:table-cell>
          <table:table-cell table:style-name="ce5" table:formula="of:=[.$G$4]*[.C52]*[.C52]" office:value-type="float" office:value="333.234">
            <text:p>3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40000">
            <text:p>340000</text:p>
          </table:table-cell>
          <table:table-cell table:style-name="ce5" table:formula="of:=[.$D$4]+[.$D$5]*[.C53]+[.$D$6]*[.C53]*[.C53]" office:value-type="float" office:value="349.9029178">
            <text:p>350</text:p>
          </table:table-cell>
          <table:table-cell table:style-name="ce5" table:formula="of:=[.$G$4]*[.C53]*[.C53]" office:value-type="float" office:value="353.736">
            <text:p>3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50000">
            <text:p>350000</text:p>
          </table:table-cell>
          <table:table-cell table:style-name="ce5" table:formula="of:=[.$D$4]+[.$D$5]*[.C54]+[.$D$6]*[.C54]*[.C54]" office:value-type="float" office:value="370.741609">
            <text:p>371</text:p>
          </table:table-cell>
          <table:table-cell table:style-name="ce5" table:formula="of:=[.$G$4]*[.C54]*[.C54]" office:value-type="float" office:value="374.85">
            <text:p>375</text:p>
          </table:table-cell>
          <table:table-cell table:number-columns-repeated="4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perationalAnalysi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10/07/2021</text:date>, <text:time>11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10-06T18:12:04.02</meta:creation-date>
    <dc:date>2021-10-07T11:03:24.12</dc:date>
    <dc:creator>Mark Lehr</dc:creator>
    <meta:editing-duration>PT1H13M3S</meta:editing-duration>
    <meta:editing-cycles>4</meta:editing-cycles>
    <meta:generator>OpenOffice/4.1.6$Win32 OpenOffice.org_project/416m1$Build-9790</meta:generator>
    <meta:document-statistic meta:table-count="3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55cm" svg:y="0.292cm" chart:style-name="ch2">
          <text:p>Functional Curve vs. Curve Fit</text:p>
        </chart:title>
        <chart:legend chart:legend-position="end" svg:x="14.127cm" svg:y="3.926cm" style:legend-expansion="high" chart:style-name="ch3"/>
        <chart:plot-area chart:style-name="ch4" table:cell-range-address="TimingData.C10:TimingData.C14 TimingData.E9:TimingData.E14 TimingData.D18:TimingData.D54" chart:data-source-has-labels="row" svg:x="1.358cm" svg:y="1.635cm" svg:width="12.129cm" svg:height="6.177cm">
          <chartooo:coordinate-region svg:x="2.165cm" svg:y="1.847cm" svg:width="10.765cm" svg:height="5.753cm"/>
          <chart:axis chart:dimension="x" chart:name="primary-x" chart:style-name="ch5">
            <chart:title svg:x="5.632cm" svg:y="7.993cm" chart:style-name="ch6">
              <text:p>Number Array Elements</text:p>
            </chart:title>
            <chart:grid chart:style-name="ch7" chart:class="major"/>
          </chart:axis>
          <chart:axis chart:dimension="y" chart:name="primary-y" chart:style-name="ch5">
            <chart:title svg:x="0.451cm" svg:y="6.011cm" chart:style-name="ch8">
              <text:p>Time in Secopds</text:p>
            </chart:title>
            <chart:grid chart:style-name="ch7" chart:class="major"/>
          </chart:axis>
          <chart:series chart:style-name="ch9" chart:values-cell-range-address="TimingData.E10:TimingData.E14" chart:label-cell-address="TimingData.E9:TimingData.E9" chart:class="chart:scatter">
            <chart:domain table:cell-range-address="TimingData.C10:TimingData.C14"/>
            <chart:data-point chart:repeated="5"/>
          </chart:series>
          <chart:series chart:style-name="ch10" chart:values-cell-range-address="TimingData.D19:TimingData.D54" chart:label-cell-address="TimingData.D18:TimingData.D18" chart:class="chart:scatter">
            <chart:domain table:cell-range-address="TimingData.C19:TimingData.C54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TimingData.E9:TimingData.E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'(n)</text:p>
                <draw:g>
                  <svg:desc>TimingData.D18:TimingData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TimingData.C10:TimingData.C14</svg:desc>
                </draw:g>
              </table:table-cell>
              <table:table-cell office:value-type="float" office:value="1">
                <text:p>1</text:p>
                <draw:g>
                  <svg:desc>TimingData.E10:TimingData.E14</svg:desc>
                </draw:g>
              </table:table-cell>
              <table:table-cell office:value-type="float" office:value="0">
                <text:p>0</text:p>
                <draw:g>
                  <svg:desc>TimingData.C19:TimingData.C54</svg:desc>
                </draw:g>
              </table:table-cell>
              <table:table-cell office:value-type="float" office:value="-0.333333">
                <text:p>-0.333333</text:p>
                <draw:g>
                  <svg:desc>TimingData.D19:TimingData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322582000000001">
                <text:p>0.0322582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0.9999994">
                <text:p>0.999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78">
                <text:p>78</text:p>
              </table:table-cell>
              <table:table-cell office:value-type="float" office:value="30000">
                <text:p>30000</text:p>
              </table:table-cell>
              <table:table-cell office:value-type="float" office:value="2.5698906">
                <text:p>2.5698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10">
                <text:p>310</text:p>
              </table:table-cell>
              <table:table-cell office:value-type="float" office:value="40000">
                <text:p>40000</text:p>
              </table:table-cell>
              <table:table-cell office:value-type="float" office:value="4.7419318">
                <text:p>4.7419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7.516123">
                <text:p>7.51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0.8924642">
                <text:p>10.892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14.8709554">
                <text:p>14.8709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19.4515966">
                <text:p>19.4515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24.6343878">
                <text:p>24.6343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30.419329">
                <text:p>30.419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0">
                <text:p>110000</text:p>
              </table:table-cell>
              <table:table-cell office:value-type="float" office:value="36.8064202">
                <text:p>36.8064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">
                <text:p>120000</text:p>
              </table:table-cell>
              <table:table-cell office:value-type="float" office:value="43.7956614">
                <text:p>43.795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0">
                <text:p>130000</text:p>
              </table:table-cell>
              <table:table-cell office:value-type="float" office:value="51.3870526">
                <text:p>51.387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0">
                <text:p>140000</text:p>
              </table:table-cell>
              <table:table-cell office:value-type="float" office:value="59.5805938">
                <text:p>59.5805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68.376285">
                <text:p>68.376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0">
                <text:p>160000</text:p>
              </table:table-cell>
              <table:table-cell office:value-type="float" office:value="77.7741262">
                <text:p>77.774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0">
                <text:p>170000</text:p>
              </table:table-cell>
              <table:table-cell office:value-type="float" office:value="87.7741174">
                <text:p>87.7741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">
                <text:p>180000</text:p>
              </table:table-cell>
              <table:table-cell office:value-type="float" office:value="98.3762586">
                <text:p>98.3762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0">
                <text:p>190000</text:p>
              </table:table-cell>
              <table:table-cell office:value-type="float" office:value="109.5805498">
                <text:p>109.5805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121.386991">
                <text:p>121.386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0">
                <text:p>210000</text:p>
              </table:table-cell>
              <table:table-cell office:value-type="float" office:value="133.7955822">
                <text:p>133.7955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0">
                <text:p>220000</text:p>
              </table:table-cell>
              <table:table-cell office:value-type="float" office:value="146.8063234">
                <text:p>146.8063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0">
                <text:p>230000</text:p>
              </table:table-cell>
              <table:table-cell office:value-type="float" office:value="160.4192146">
                <text:p>160.41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0">
                <text:p>240000</text:p>
              </table:table-cell>
              <table:table-cell office:value-type="float" office:value="174.6342558">
                <text:p>174.6342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0">
                <text:p>250000</text:p>
              </table:table-cell>
              <table:table-cell office:value-type="float" office:value="189.451447">
                <text:p>189.451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0">
                <text:p>260000</text:p>
              </table:table-cell>
              <table:table-cell office:value-type="float" office:value="204.8707882">
                <text:p>204.8707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0">
                <text:p>270000</text:p>
              </table:table-cell>
              <table:table-cell office:value-type="float" office:value="220.8922794">
                <text:p>220.8922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0">
                <text:p>280000</text:p>
              </table:table-cell>
              <table:table-cell office:value-type="float" office:value="237.5159206">
                <text:p>237.515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0">
                <text:p>290000</text:p>
              </table:table-cell>
              <table:table-cell office:value-type="float" office:value="254.7417118">
                <text:p>254.7417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272.569653">
                <text:p>272.569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0">
                <text:p>310000</text:p>
              </table:table-cell>
              <table:table-cell office:value-type="float" office:value="290.9997442">
                <text:p>290.999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0">
                <text:p>320000</text:p>
              </table:table-cell>
              <table:table-cell office:value-type="float" office:value="310.0319854">
                <text:p>310.0319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0">
                <text:p>330000</text:p>
              </table:table-cell>
              <table:table-cell office:value-type="float" office:value="329.6663766">
                <text:p>329.666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0">
                <text:p>340000</text:p>
              </table:table-cell>
              <table:table-cell office:value-type="float" office:value="349.9029178">
                <text:p>349.902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0">
                <text:p>350000</text:p>
              </table:table-cell>
              <table:table-cell office:value-type="float" office:value="370.741609">
                <text:p>370.741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8.813cm" svg:height="43.87cm" xlink:href=".." xlink:type="simple" chart:class="chart:scatter" chart:style-name="ch1">
        <chart:title svg:x="37.696cm" svg:y="1.013cm" chart:style-name="ch2">
          <text:p>Big O(n^2) Proof</text:p>
        </chart:title>
        <chart:legend chart:legend-position="end" svg:x="74.85cm" svg:y="21.361cm" style:legend-expansion="high" chart:style-name="ch3"/>
        <chart:plot-area chart:style-name="ch4" table:cell-range-address="TimingData.C19:TimingData.E54 TimingData.D18:TimingData.E18" chart:data-source-has-labels="row" svg:x="2.614cm" svg:y="4.423cm" svg:width="69.084cm" svg:height="37.562cm">
          <chartooo:coordinate-region svg:x="3.421cm" svg:y="4.635cm" svg:width="67.72cm" svg:height="37.138cm"/>
          <chart:axis chart:dimension="x" chart:name="primary-x" chart:style-name="ch5">
            <chart:title svg:x="34.797cm" svg:y="42.863cm" chart:style-name="ch6">
              <text:p>Size of N for Mark Sort Algorithm</text:p>
            </chart:title>
            <chart:grid chart:style-name="ch7" chart:class="major"/>
          </chart:axis>
          <chart:axis chart:dimension="y" chart:name="primary-y" chart:style-name="ch8">
            <chart:title svg:x="0.451cm" svg:y="24.492cm" chart:style-name="ch9">
              <text:p>Time in Seconds</text:p>
            </chart:title>
            <chart:grid chart:style-name="ch7" chart:class="major"/>
          </chart:axis>
          <chart:series chart:style-name="ch10" chart:values-cell-range-address="TimingData.D19:TimingData.D54" chart:label-cell-address="TimingData.D18:TimingData.D18" chart:class="chart:scatter">
            <chart:domain table:cell-range-address="TimingData.C19:TimingData.C54"/>
            <chart:data-point chart:repeated="36"/>
          </chart:series>
          <chart:series chart:style-name="ch11" chart:values-cell-range-address="TimingData.E19:TimingData.E54" chart:label-cell-address="TimingData.E18:TimingData.E18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'(n)</text:p>
                <draw:g>
                  <svg:desc>TimingData.D18:TimingData.D18</svg:desc>
                </draw:g>
              </table:table-cell>
              <table:table-cell office:value-type="string">
                <text:p>c'2*g(n) = c'2*n^2</text:p>
                <draw:g>
                  <svg:desc>TimingData.E18:TimingData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imingData.C19:TimingData.C54</svg:desc>
                </draw:g>
              </table:table-cell>
              <table:table-cell office:value-type="float" office:value="-0.333333">
                <text:p>-0.333333</text:p>
                <draw:g>
                  <svg:desc>TimingData.D19:TimingData.D54</svg:desc>
                </draw:g>
              </table:table-cell>
              <table:table-cell office:value-type="float" office:value="0">
                <text:p>0</text:p>
                <draw:g>
                  <svg:desc>TimingData.E19:TimingData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322582000000001">
                <text:p>0.032258200000000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9999994">
                <text:p>0.9999994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2.5698906">
                <text:p>2.5698906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.7419318">
                <text:p>4.741931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.516123">
                <text:p>7.51612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10.8924642">
                <text:p>10.8924642</text:p>
              </table:table-cell>
              <table:table-cell office:value-type="float" office:value="11.016">
                <text:p>11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14.8709554">
                <text:p>14.8709554</text:p>
              </table:table-cell>
              <table:table-cell office:value-type="float" office:value="14.994">
                <text:p>14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19.4515966">
                <text:p>19.4515966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24.6343878">
                <text:p>24.6343878</text:p>
              </table:table-cell>
              <table:table-cell office:value-type="float" office:value="24.786">
                <text:p>24.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30.419329">
                <text:p>30.41932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36.8064202">
                <text:p>36.8064202</text:p>
              </table:table-cell>
              <table:table-cell office:value-type="float" office:value="37.026">
                <text:p>37.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43.7956614">
                <text:p>43.7956614</text:p>
              </table:table-cell>
              <table:table-cell office:value-type="float" office:value="44.064">
                <text:p>44.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51.3870526">
                <text:p>51.3870526</text:p>
              </table:table-cell>
              <table:table-cell office:value-type="float" office:value="51.714">
                <text:p>51.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59.5805938">
                <text:p>59.5805938</text:p>
              </table:table-cell>
              <table:table-cell office:value-type="float" office:value="59.976">
                <text:p>59.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68.376285">
                <text:p>68.376285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77.7741262">
                <text:p>77.7741262</text:p>
              </table:table-cell>
              <table:table-cell office:value-type="float" office:value="78.336">
                <text:p>78.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87.7741174">
                <text:p>87.7741174</text:p>
              </table:table-cell>
              <table:table-cell office:value-type="float" office:value="88.434">
                <text:p>88.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98.3762586">
                <text:p>98.3762586</text:p>
              </table:table-cell>
              <table:table-cell office:value-type="float" office:value="99.144">
                <text:p>99.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109.5805498">
                <text:p>109.5805498</text:p>
              </table:table-cell>
              <table:table-cell office:value-type="float" office:value="110.466">
                <text:p>110.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121.386991">
                <text:p>121.386991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133.7955822">
                <text:p>133.7955822</text:p>
              </table:table-cell>
              <table:table-cell office:value-type="float" office:value="134.946">
                <text:p>134.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146.8063234">
                <text:p>146.8063234</text:p>
              </table:table-cell>
              <table:table-cell office:value-type="float" office:value="148.104">
                <text:p>148.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160.4192146">
                <text:p>160.4192146</text:p>
              </table:table-cell>
              <table:table-cell office:value-type="float" office:value="161.874">
                <text:p>161.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174.6342558">
                <text:p>174.6342558</text:p>
              </table:table-cell>
              <table:table-cell office:value-type="float" office:value="176.256">
                <text:p>176.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189.451447">
                <text:p>189.451447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204.8707882">
                <text:p>204.8707882</text:p>
              </table:table-cell>
              <table:table-cell office:value-type="float" office:value="206.856">
                <text:p>206.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220.8922794">
                <text:p>220.8922794</text:p>
              </table:table-cell>
              <table:table-cell office:value-type="float" office:value="223.074">
                <text:p>223.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237.5159206">
                <text:p>237.5159206</text:p>
              </table:table-cell>
              <table:table-cell office:value-type="float" office:value="239.904">
                <text:p>239.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254.7417118">
                <text:p>254.7417118</text:p>
              </table:table-cell>
              <table:table-cell office:value-type="float" office:value="257.346">
                <text:p>257.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272.569653">
                <text:p>272.569653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290.9997442">
                <text:p>290.9997442</text:p>
              </table:table-cell>
              <table:table-cell office:value-type="float" office:value="294.066">
                <text:p>294.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310.0319854">
                <text:p>310.0319854</text:p>
              </table:table-cell>
              <table:table-cell office:value-type="float" office:value="313.344">
                <text:p>313.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329.6663766">
                <text:p>329.6663766</text:p>
              </table:table-cell>
              <table:table-cell office:value-type="float" office:value="333.234">
                <text:p>333.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349.9029178">
                <text:p>349.9029178</text:p>
              </table:table-cell>
              <table:table-cell office:value-type="float" office:value="353.736">
                <text:p>353.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370.741609">
                <text:p>370.741609</text:p>
              </table:table-cell>
              <table:table-cell office:value-type="float" office:value="374.85">
                <text:p>374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